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c3df3" officeooo:paragraph-rsid="001c3df3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1c3df3" officeooo:paragraph-rsid="001c3df3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officeooo:rsid="001c3df3" officeooo:paragraph-rsid="001c3df3" style:font-size-asian="10.5pt" style:font-style-asian="italic" style:font-size-complex="12pt" style:font-style-complex="italic"/>
    </style:style>
    <style:style style:name="P4" style:family="paragraph" style:parent-style-name="Standard">
      <style:paragraph-properties fo:text-align="start" style:justify-single-word="false"/>
      <style:text-properties fo:color="#0066ff" fo:font-size="12pt" officeooo:rsid="001c3df3" officeooo:paragraph-rsid="001c3df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66ff" fo:font-size="12pt" officeooo:rsid="001d102b" officeooo:paragraph-rsid="001d102b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66ff" fo:font-size="12pt" fo:font-style="normal" fo:font-weight="bold" officeooo:rsid="001d102b" officeooo:paragraph-rsid="001d102b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="Liberation Serif1" style:text-underline-style="solid" style:text-underline-width="auto" style:text-underline-color="font-color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style:text-underline-style="solid" style:text-underline-width="auto" style:text-underline-color="font-color"/>
    </style:style>
    <style:style style:name="T4" style:family="text">
      <style:text-properties style:font-name="Liberation Serif" fo:font-weight="bold" style:font-weight-asian="bold" style:font-weight-complex="bold"/>
    </style:style>
    <style:style style:name="T5" style:family="text">
      <style:text-properties style:font-name="Liberation Serif" fo:font-style="italic" style:font-style-asian="italic" style:font-style-complex="italic"/>
    </style:style>
    <style:style style:name="T6" style:family="text">
      <style:text-properties style:font-name="Liberation Serif" fo:font-style="italic" officeooo:rsid="001d102b" style:font-style-asian="italic" style:font-style-complex="italic"/>
    </style:style>
    <style:style style:name="T7" style:family="text">
      <style:text-properties style:font-name="Liberation Serif" officeooo:rsid="001d102b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color="#000000" style:font-name="Liberation Serif"/>
    </style:style>
    <style:style style:name="T10" style:family="text">
      <style:text-properties fo:color="#000000" style:font-name="Liberation Serif" fo:font-style="italic" style:font-style-asian="italic" style:font-style-complex="italic"/>
    </style:style>
    <style:style style:name="T11" style:family="text">
      <style:text-properties fo:color="#000000" style:font-name="Liberation Serif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color="#000000" style:font-name="Liberation Serif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REGISTREMENT d'une VIDEO</text:p>
      <text:p text:style-name="P2"/>
      <text:p text:style-name="P2"/>
      <text:p text:style-name="P2"><text:span text:style-name="T8">M</text:span><text:span text:style-name="T1">É</text:span><text:span text:style-name="T3">THODE NETCAT et MPLAYER</text:span><text:span text:style-name="T2"> :</text:span></text:p>
      <text:p text:style-name="P2"/>
      <text:p text:style-name="P2"><text:span text:style-name="T4">Dans PC client </text:span><text:span text:style-name="T2">:</text:span></text:p>
      <text:p text:style-name="P2"/>
      <text:p text:style-name="P2"><text:span text:style-name="T2">1°- Ouvrir Terminal ( le mettre côté droit du bureau )</text:span></text:p>
      <text:p text:style-name="P2"/>
      <text:p text:style-name="P2"><text:span text:style-name="T2">2°- Dans Leafpad  ⇒ <text:s/></text:span><text:span text:style-name="T5">Ouvrir</text:span></text:p>
      <text:p text:style-name="P2"/>
      <text:p text:style-name="P2"><text:span text:style-name="T2"><text:tab/><text:tab/> <text:s text:c="5"/>⇒ </text:span><text:span text:style-name="T5">copier </text:span><text:span text:style-name="T2"> ( </text:span><text:span text:style-name="T7">C</text:span><text:span text:style-name="T2">trl C ) la ligne de cde suivante</text:span></text:p>
      <text:p text:style-name="P2"/>
      <text:p text:style-name="P4"><text:span text:style-name="T2">nc -l 5001 | usr/bin/mplayer -fps 10 -cache 1024 -demuxer h264es -dumpstream -dumpfile ;/Bureau/ma_video .h264</text:span></text:p>
      <text:p text:style-name="P4"/>
      <text:p text:style-name="P2"><text:span text:style-name="T2">3°- Coller cette ligne de cde dans le Terminal et ⇒ </text:span><text:span text:style-name="T5">Enter</text:span><text:span text:style-name="T2"> </text:span></text:p>
      <text:p text:style-name="P2"/>
      <text:p text:style-name="P2"><text:span text:style-name="T2">4°- Réserver ce Terminal</text:span></text:p>
      <text:p text:style-name="P2"/>
      <text:p text:style-name="P2"><text:span text:style-name="T2">5°- Ouvrir un autre Terminal ( le mettre sur le côté droit du bureau )</text:span></text:p>
      <text:p text:style-name="P2"/>
      <text:p text:style-name="P2"><text:span text:style-name="T2">6°- ⇒ <text:s/>$ xtightvncviewer</text:span></text:p>
      <text:p text:style-name="P2"/>
      <text:p text:style-name="P2"><text:span text:style-name="T2"><text:tab/>⇒ entrer 192.168.1.38</text:span></text:p>
      <text:p text:style-name="P2"><text:span text:style-name="T2"><text:tab/>⇒ mdp : rpi</text:span></text:p>
      <text:p text:style-name="P2"/>
      <text:p text:style-name="P2"><text:span text:style-name="T4">Dans RPI serveur</text:span><text:span text:style-name="T2"> :</text:span></text:p>
      <text:p text:style-name="P2"/>
      <text:p text:style-name="P2"><text:span text:style-name="T2">1°- Ouvrir le Terminal ( le mettre sur le côté droit du bureau )</text:span></text:p>
      <text:p text:style-name="P2"/>
      <text:p text:style-name="P2"><text:span text:style-name="T2">2°- </text:span><text:span text:style-name="T7">Dans Text Editor ⇒ </text:span><text:span text:style-name="T6">Ouvrir</text:span><text:span text:style-name="T7"> cde caméra </text:span></text:p>
      <text:p text:style-name="P2"/>
      <text:p text:style-name="P2"><text:span text:style-name="T7"><text:tab/><text:tab/> <text:s text:c="9"/>⇒ </text:span><text:span text:style-name="T6">copie</text:span><text:span text:style-name="T7">r ( Ctrl C ) la ligne de cde suivante</text:span></text:p>
      <text:p text:style-name="P2"/>
      <text:p text:style-name="P5"><text:span text:style-name="T2">raspivid -t 0 -w 1280 -h 720 -o - | nc </text:span><text:span text:style-name="T4">192.168.1.18</text:span><text:span text:style-name="T2"> 5001</text:span></text:p>
      <text:p text:style-name="P5"/>
      <text:p text:style-name="P5"><text:span text:style-name="T9">3°- Coller cette ligne dans le Terminal et ⇒ </text:span><text:span text:style-name="T10">Enter</text:span></text:p>
      <text:p text:style-name="P5"/>
      <text:p text:style-name="P6"><text:span text:style-name="T9">Récupération de la vidéo</text:span><text:span text:style-name="T12"> :</text:span></text:p>
      <text:p text:style-name="P6"/>
      <text:p text:style-name="P6"><text:span text:style-name="T12">1°- Copier/coller l'icône </text:span><text:span text:style-name="T11">ma_video</text:span><text:span text:style-name="T12"> qui est sur le Bureau sur une clé usb par exemple.</text:span></text:p>
      <text:p text:style-name="P6"/>
      <text:p text:style-name="P6"><text:span text:style-name="T12">2°- Supprimer cette icône du Bureau ensuite.</text:span></text:p>
      <text:p text:style-name="P6"/>
      <text:p text:style-name="P6"><text:span text:style-name="T9">Lecture de la vidéo</text:span><text:span text:style-name="T12"> :</text:span></text:p>
      <text:p text:style-name="P6"/>
      <text:p text:style-name="P6"><text:span text:style-name="T12">Dans GNOME PLAYER ( on peut réduire la taille de l'image ).</text:span></text:p>
      <text:p text:style-name="P6"/>
      <text:p text:style-name="P6"><text:span text:style-name="T12"/></text:p>
      <text:p text:style-name="P3"/>
      <text:p text:style-name="P2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py56 </meta:initial-creator>
    <meta:creation-date>2015-04-06T14:49:33.709489828</meta:creation-date>
    <dc:date>2015-04-06T15:16:30.820841662</dc:date>
    <dc:creator>papy56 </dc:creator>
    <meta:editing-duration>PT11M47S</meta:editing-duration>
    <meta:editing-cycles>1</meta:editing-cycles>
    <meta:document-statistic meta:table-count="0" meta:image-count="0" meta:object-count="0" meta:page-count="1" meta:paragraph-count="24" meta:word-count="200" meta:character-count="1043" meta:non-whitespace-character-count="839"/>
    <meta:generator>LibreOffice/4.2.7.2$Linux_X86_64 LibreOffice_project/420m0$Build-2</meta:generator>
  </office:meta>
</office:document-meta>
</file>